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117cm"/>
    </style:style>
    <style:style style:name="co10" style:family="table-column">
      <style:table-column-properties fo:break-before="auto" style:column-width="3.51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2.935cm"/>
    </style:style>
    <style:style style:name="co13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2" table:default-cell-style-name="Default"/>
        <table:table-column table:style-name="co3" table:default-cell-style-name="ce15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number-columns-repeated="4"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etat</text:p>
          </table:table-cell>
          <table:table-cell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Calendar</text:p>
          </table:table-cell>
          <table:table-cell table:number-columns-repeated="4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style-name="ce5" table:number-columns-repeated="3"/>
          <table:table-cell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x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i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zodiacsign</text:p>
          </table:table-cell>
          <table:table-cell table:style-name="ce15" office:value-type="string" calcext:value-type="string">
            <text:p>zodiacsig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iptota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style-name="ce15" office:value-type="string" calcext:value-type="string">
            <text:p>effec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5" office:value-type="string" calcext:value-type="string">
            <text:p>leve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hysicalresit</text:p>
          </table:table-cell>
          <table:table-cell table:style-name="ce15" office:value-type="string" calcext:value-type="string">
            <text:p>physic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5" office:value-type="string" calcext:value-type="string">
            <text:p>trollcanines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magicresit</text:p>
          </table:table-cell>
          <table:table-cell table:style-name="ce15" office:value-type="string" calcext:value-type="string">
            <text:p>mag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5" office:value-type="string" calcext:value-type="string">
            <text:p>nextlevelcoun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obscureresit</text:p>
          </table:table-cell>
          <table:table-cell table:style-name="ce15" office:value-type="string" calcext:value-type="string">
            <text:p>obscure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percent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style-name="Default" table:number-columns-repeated="4"/>
          <table:table-cell/>
          <table:table-cell office:value-type="string" calcext:value-type="string">
            <text:p>socialresit</text:p>
          </table:table-cell>
          <table:table-cell table:style-name="ce15" office:value-type="string" calcext:value-type="string">
            <text:p>soci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rank</text:p>
          </table:table-cell>
          <table:table-cell table:style-name="ce5" office:value-type="string" calcext:value-type="string">
            <text:p>Enumeration</text:p>
          </table:table-cell>
          <table:table-cell table:style-name="ce5"/>
          <table:table-cell/>
          <table:table-cell table:style-name="ce16" office:value-type="string" calcext:value-type="string">
            <text:p>Bonus/Malus</text:p>
          </table:table-cell>
          <table:table-cell table:style-name="Default" table:number-columns-repeated="3"/>
          <table:table-cell/>
          <table:table-cell office:value-type="string" calcext:value-type="string">
            <text:p>technologyresit</text:p>
          </table:table-cell>
          <table:table-cell table:style-name="ce15" office:value-type="string" calcext:value-type="string">
            <text:p>technology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1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psychicresit</text:p>
          </table:table-cell>
          <table:table-cell table:style-name="ce15" office:value-type="string" calcext:value-type="string">
            <text:p>psych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1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famil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2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2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3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monsterx3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monsterpartx4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monsterx4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number-columns-repeated="4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5" office:value-type="string" calcext:value-type="string">
            <text:p>monsterpartx5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5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_quest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6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6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creation</text:p>
          </table:table-cell>
          <table:table-cell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ustom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blason</text:p>
          </table:table-cell>
          <table:table-cell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jobtitle</text:p>
          </table:table-cell>
          <table:table-cell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am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join</text:p>
          </table:table-cell>
          <table:table-cell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ask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_task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creation</text:p>
          </table:table-cell>
          <table:table-cell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office:value-type="string" calcext:value-type="string">
            <text:p>reward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blason</text:p>
          </table:table-cell>
          <table:table-cell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jobtitle</text:p>
          </table:table-cell>
          <table:table-cell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join</text:p>
          </table:table-cell>
          <table:table-cell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number-columns-repeated="4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b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idchef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number-columns-repeated="4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number-columns-repeated="4"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cod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number-columns-repeated="4"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Worldmap</text:p>
          </table:table-cell>
          <table:table-cell table:style-name="Default" table:number-columns-repeated="3"/>
          <table:table-cell/>
          <table:table-cell office:value-type="string" calcext:value-type="string">
            <text:p>rank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7" office:value-type="string" calcext:value-type="string">
            <text:p>libell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_religion</text:p>
          </table:table-cell>
          <table:table-cell table:style-name="ce15" office:value-type="string" calcext:value-type="string">
            <text:p>id_religion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Afinity</text:p>
          </table:table-cell>
          <table:table-cell table:style-name="ce15" office:value-type="string" calcext:value-type="string">
            <text:p>Afinity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number-columns-repeated="4"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actualisation</text:p>
          </table:table-cell>
          <table:table-cell table:style-name="ce15" office:value-type="string" calcext:value-type="string">
            <text:p>actualisation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es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template</text:p>
          </table:table-cell>
          <table:table-cell table:style-name="ce15" office:value-type="string" calcext:value-type="string">
            <text:p>templat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0" table:number-columns-repeated="4"/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0" table:number-columns-repeated="4"/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ock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ce10" table:number-columns-repeated="4"/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status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10" table:number-columns-repeated="4"/>
          <table:table-cell/>
          <table:table-cell table:style-name="ce10" table:number-columns-repeated="4"/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Buildingtype</text:p>
          </table:table-cell>
          <table:table-cell table:number-columns-repeated="4"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gender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costmin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costupkee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gender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max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hitpoints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costinstal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base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costupkee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install</text:p>
          </table:table-cell>
          <table:table-cell table:style-name="ce5" office:value-type="string" calcext:value-type="string">
            <text:p>Big 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arm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hitpoints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capac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arm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modele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quant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capac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modele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extrac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bank</text:p>
          </table:table-cell>
          <table:table-cell table:style-name="ce5" office:value-type="string" calcext:value-type="string">
            <text:p>Big Integer</text:p>
          </table:table-cell>
          <table:table-cell table:style-name="ce5"/>
          <table:table-cell/>
          <table:table-cell table:style-name="ce16" office:value-type="string" calcext:value-type="string">
            <text:p>Familybuilding</text:p>
          </table:table-cell>
          <table:table-cell table:number-columns-repeated="4"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extract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te_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extractma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actiontype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ce5" office:value-type="string" calcext:value-type="string">
            <text:p>traite</text:p>
          </table:table-cell>
          <table:table-cell table:style-name="ce5" office:value-type="string" calcext:value-type="string">
            <text:p>_traite</text:p>
          </table:table-cell>
          <table:table-cell table:style-name="ce5" office:value-type="string" calcext:value-type="string">
            <text:p>Decimal(15,2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09:30:17.311895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1T10:18:51.873446209</dc:date>
    <meta:editing-duration>PT39M7S</meta:editing-duration>
    <meta:editing-cycles>6</meta:editing-cycles>
    <meta:generator>LibreOffice/24.2.7.2$Linux_X86_64 LibreOffice_project/420$Build-2</meta:generator>
    <meta:document-statistic meta:table-count="1" meta:cell-count="1462" meta:object-count="0"/>
  </office:meta>
</office:document-meta>
</file>